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Handler.handlerMetho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MethodMappingTests.ambiguousMatchOnPreFlightRequestWith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HandlerMethodMapping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MappingTests.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HandlerMethodMapping.MyHandlerMethod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MappingTests.register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Handler.cors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HandlerMethodMapping.getMappingComparato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MappingTests.regist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andlerMethodMappingTests.ambiguou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HandlerMethodMapping.getMappingForMethod( Method method ,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MappingTests.getCorsConfigWithBeanNam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NamingStrategy.getName( HandlerMethod handlerMethod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MethodMapping.initCorsConfiguration( Object handler , Method method ,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HandlerMethodMapping.getDirectPaths(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MappingTests.registerMappingWithSameMethodAndTwoHandler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HandlerMethodMapping.getMatchingMapping( String pattern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ethodMappingTests.detectHandlerMethodsInAncestor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Handler.handler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MethodMappingTests.unregist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Method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HandlerMethodMapping.get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MappingTests.ambiguousMatchOnPreFlightRequestWithout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MethodMappingTests.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